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, monospace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rsid="0023a2b4" officeooo:paragraph-rsid="00327b28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rsid="0023a2b4" officeooo:paragraph-rsid="0034f20b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rsid="0029a988" officeooo:paragraph-rsid="00327b28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paragraph-rsid="00327b2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paragraph-rsid="00332148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officeooo:paragraph-rsid="00327b28" style:font-size-asian="12pt" style:font-size-complex="12pt"/>
    </style:style>
    <style:style style:name="P7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officeooo:paragraph-rsid="00332148" style:font-size-asian="12pt" style:font-size-complex="12pt"/>
    </style:style>
    <style:style style:name="P8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officeooo:paragraph-rsid="00327b28"/>
    </style:style>
    <style:style style:name="P9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33f4e8" officeooo:paragraph-rsid="00327b28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33f4e8" officeooo:paragraph-rsid="003528f8" style:font-size-asian="11pt" style:font-weight-asian="normal" style:font-size-complex="11pt" style:font-weight-complex="normal"/>
    </style:style>
    <style:style style:name="P11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officeooo:rsid="002729ca" officeooo:paragraph-rsid="00327b2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officeooo:paragraph-rsid="00327b28" style:font-size-asian="11pt" style:font-size-complex="11pt"/>
    </style:style>
    <style:style style:name="P13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officeooo:paragraph-rsid="00332148" style:font-size-asian="11pt" style:font-size-complex="11pt"/>
    </style:style>
    <style:style style:name="P14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327b28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33214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officeooo:paragraph-rsid="00327b28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solid" style:text-underline-width="auto" style:text-underline-color="font-color" fo:font-weight="bold" officeooo:paragraph-rsid="00332148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officeooo:paragraph-rsid="00327b28"/>
    </style:style>
    <style:style style:name="P19" style:family="paragraph" style:parent-style-name="Preformatted_20_Text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officeooo:paragraph-rsid="00332148" style:font-size-asian="10pt" style:font-weight-asian="normal" style:font-size-complex="10pt" style:font-weight-complex="normal"/>
    </style:style>
    <style:style style:name="P20" style:family="paragraph" style:parent-style-name="Preformatted_20_Text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variant="normal" fo:text-transform="none" fo:color="#000000" style:font-name="Courier New" fo:font-size="8.89999961853027pt" fo:letter-spacing="normal" fo:font-style="normal" style:text-underline-style="none" fo:font-weight="normal" officeooo:paragraph-rsid="00332148" style:font-size-asian="10pt" style:font-weight-asian="normal" style:font-size-complex="10pt" style:font-weight-complex="normal"/>
    </style:style>
    <style:style style:name="P21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327b28"/>
    </style:style>
    <style:style style:name="P22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34f20b"/>
    </style:style>
    <style:style style:name="P23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3528f8"/>
    </style:style>
    <style:style style:name="P24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fo:font-size="12pt" officeooo:paragraph-rsid="0034f20b" style:font-size-asian="12pt" style:font-size-complex="12pt"/>
    </style:style>
    <style:style style:name="P25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fo:font-variant="normal" fo:text-transform="none" fo:color="#000000" style:font-name="Courier New" fo:font-size="8.89999961853027pt" fo:letter-spacing="normal" fo:font-style="normal" fo:font-weight="normal" officeooo:paragraph-rsid="0034f20b"/>
    </style:style>
    <style:style style:name="P26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3a2b4" officeooo:paragraph-rsid="00327b28" style:font-size-asian="8.75pt" style:font-size-complex="10pt"/>
    </style:style>
    <style:style style:name="P27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3a2b4" officeooo:paragraph-rsid="0034f20b" style:font-size-asian="8.75pt" style:font-size-complex="10pt"/>
    </style:style>
    <style:style style:name="P28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9a988" officeooo:paragraph-rsid="00327b28" style:font-size-asian="8.75pt" style:font-size-complex="10pt"/>
    </style:style>
    <style:style style:name="P29" style:family="paragraph" style:parent-style-name="Standard">
      <style:paragraph-properties fo:margin-left="1.4957in" fo:margin-right="0in" fo:text-indent="0in" style:auto-text-indent="false"/>
      <style:text-properties fo:font-size="10pt" officeooo:rsid="0023a2b4" officeooo:paragraph-rsid="00327b28" style:font-size-asian="8.75pt" style:font-size-complex="10pt"/>
    </style:style>
    <style:style style:name="P30" style:family="paragraph" style:parent-style-name="Standard">
      <style:paragraph-properties fo:margin-left="1.4957in" fo:margin-right="0in" fo:text-indent="0in" style:auto-text-indent="false"/>
      <style:text-properties fo:font-size="10pt" officeooo:rsid="0029a988" officeooo:paragraph-rsid="00327b28" style:font-size-asian="8.75pt" style:font-size-complex="10pt"/>
    </style:style>
    <style:style style:name="P31" style:family="paragraph" style:parent-style-name="Standard">
      <style:paragraph-properties fo:margin-left="1.4957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font-size="10pt" officeooo:rsid="0023a2b4" officeooo:paragraph-rsid="00327b28" style:font-size-asian="8.75pt" style:font-size-complex="10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.1965in" style:auto-text-indent="false">
        <style:tab-stops/>
      </style:paragraph-properties>
      <style:text-properties officeooo:paragraph-rsid="001dfbe3"/>
    </style:style>
    <style:style style:name="P33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officeooo:rsid="00315220" officeooo:paragraph-rsid="00315220" style:font-size-asian="28pt" style:font-weight-asian="bold" style:font-size-complex="28pt" style:font-weight-complex="bold"/>
    </style:style>
    <style:style style:name="P34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1pt" style:text-underline-style="solid" style:text-underline-width="auto" style:text-underline-color="font-color" fo:font-weight="bold" officeooo:paragraph-rsid="00327b28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officeooo:rsid="00332148" style:font-size-asian="11pt" style:font-weight-asian="bold" style:font-size-complex="11pt" style:font-weight-complex="bold"/>
    </style:style>
    <style:style style:name="T3" style:family="text">
      <style:text-properties fo:font-size="8pt" fo:font-style="normal" style:text-underline-style="none" fo:font-weight="normal" officeooo:rsid="001dfbe3" style:font-size-asian="7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name="Arial" fo:font-size="9pt" officeooo:rsid="0021d7a4" style:font-size-asian="9pt" style:font-size-complex="9pt"/>
    </style:style>
    <style:style style:name="T5" style:family="text">
      <style:text-properties style:font-name="Arial" fo:font-size="9pt" officeooo:rsid="003528f8" style:font-size-asian="9pt" style:font-size-complex="9pt"/>
    </style:style>
    <style:style style:name="T6" style:family="text">
      <style:text-properties style:font-name="Arial" fo:font-size="9pt" style:text-underline-style="solid" style:text-underline-width="auto" style:text-underline-color="font-color" fo:font-weight="bold" officeooo:rsid="0023a2b4" style:font-size-asian="9pt" style:font-weight-asian="bold" style:font-size-complex="9pt" style:font-weight-complex="bold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 fo:background-color="#eeeeee" loext:char-shading-value="0" loext:padding="0in" loext:border="none"/>
    </style:style>
    <style:style style:name="T8" style:family="text">
      <style:text-properties fo:font-variant="normal" fo:text-transform="none" fo:color="#111111" style:font-name="Consolas" fo:font-size="9.75pt" fo:letter-spacing="normal" fo:font-style="normal" fo:font-weight="normal" officeooo:rsid="00292323" fo:background-color="#eeeeee" loext:char-shading-value="0" loext:padding="0in" loext:border="none"/>
    </style:style>
    <style:style style:name="T9" style:family="text">
      <style:text-properties fo:font-variant="normal" fo:text-transform="none" fo:color="#000000" style:font-name="Courier New" fo:font-size="8.89999961853027pt" fo:letter-spacing="normal" fo:font-style="normal" fo:font-weight="normal" officeooo:rsid="0021d7a4" style:font-size-asian="9pt" style:font-size-complex="9pt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style:text-underline-style="none" fo:font-weight="normal" officeooo:rsid="002729ca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officeooo:rsid="00292323" style:font-size-asian="10pt" style:font-weight-asian="normal" style:font-size-complex="10pt" style:font-weight-complex="normal"/>
    </style:style>
    <style:style style:name="T13" style:family="text">
      <style:text-properties officeooo:rsid="0028c690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332148"/>
    </style:style>
    <style:style style:name="T16" style:family="text">
      <style:text-properties officeooo:rsid="0034f20b"/>
    </style:style>
    <style:style style:name="T17" style:family="text">
      <style:text-properties officeooo:rsid="003528f8"/>
    </style:style>
    <style:style style:name="T18" style:family="text">
      <style:text-properties fo:color="#7a0874" style:font-name="Arial" fo:font-size="11pt" style:text-underline-style="none" fo:font-weight="bold" officeooo:rsid="0029ef83" style:font-size-asian="11pt" style:font-weight-asian="normal" style:font-size-complex="11pt" style:font-weight-complex="normal"/>
    </style:style>
    <style:style style:name="T19" style:family="text">
      <style:text-properties fo:color="#7a0874" style:font-name="Arial" fo:font-size="11pt" style:text-underline-style="none" fo:font-weight="bold" officeooo:rsid="003528f8" style:font-size-asian="11pt" style:font-weight-asian="normal" style:font-size-complex="11pt" style:font-weight-complex="normal"/>
    </style:style>
    <style:style style:name="T20" style:family="text">
      <style:text-properties fo:color="#7a0874" style:font-name="Arial" fo:font-size="11pt" style:text-underline-style="none" fo:font-weight="bold" officeooo:rsid="0037da89" style:font-size-asian="11pt" style:font-weight-asian="normal" style:font-size-complex="11pt" style:font-weight-complex="normal"/>
    </style:style>
    <style:style style:name="T21" style:family="text">
      <style:text-properties fo:color="#7a0874" style:font-name="Arial" fo:font-size="11pt" fo:font-weight="bold" officeooo:rsid="0029ef83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pt-get</text:p>
      <text:p text:style-name="P4">Félbe maradt az Ubuntu update-je</text:p>
      <text:p text:style-name="P12"/>
      <text:p text:style-name="P14"/>
      <text:p text:style-name="P16">$ <text:span text:style-name="T21">dpkg --configure -a</text:span></text:p>
      <text:p text:style-name="P16"/>
      <text:p text:style-name="P4"/>
      <text:p text:style-name="P1">Upgrade</text:p>
      <text:p text:style-name="P26">check the content of the /etc/update-manager/release-upgrades fájl</text:p>
      <text:p text:style-name="P29">Prompt=normal</text:p>
      <text:p text:style-name="P29">Prompt=ltd</text:p>
      <text:p text:style-name="P29"/>
      <text:p text:style-name="P29">Set what you want and then:</text:p>
      <text:p text:style-name="P29"/>
      <text:p text:style-name="P21"><text:span text:style-name="Source_20_Text"><text:span text:style-name="T5">$ </text:span></text:span><text:span text:style-name="Source_20_Text"><text:span text:style-name="T18">sudo do-release-upgrade -</text:span></text:span><text:span text:style-name="Source_20_Text"><text:span text:style-name="T20">d</text:span></text:span></text:p>
      <text:p text:style-name="P9"/>
      <text:p text:style-name="P9"><text:tab/><text:tab/><text:tab/><text:span text:style-name="T17">Or do the followings:</text:span></text:p>
      <text:p text:style-name="P23"><text:span text:style-name="Source_20_Text"><text:span text:style-name="T5">$ </text:span></text:span><text:span text:style-name="Source_20_Text"><text:span text:style-name="T18">sudo </text:span></text:span><text:span text:style-name="Source_20_Text"><text:span text:style-name="T19">apt-get update</text:span></text:span></text:p>
      <text:p text:style-name="P23"><text:span text:style-name="Source_20_Text"><text:span text:style-name="T5">$ </text:span></text:span><text:span text:style-name="Source_20_Text"><text:span text:style-name="T18">sudo </text:span></text:span><text:span text:style-name="Source_20_Text"><text:span text:style-name="T19">apt-get upgrade</text:span></text:span></text:p>
      <text:p text:style-name="P23"><text:span text:style-name="Source_20_Text"><text:span text:style-name="T5">$ </text:span></text:span><text:span text:style-name="Source_20_Text"><text:span text:style-name="T18">sudo </text:span></text:span><text:span text:style-name="Source_20_Text"><text:span text:style-name="T19">apt-get dist-upgrade</text:span></text:span></text:p>
      <text:p text:style-name="P10"/>
      <text:p text:style-name="P4"/>
      <text:p text:style-name="P3">Az Upgrade nem müködik</text:p>
      <text:p text:style-name="P28">Már van újabb verzió de az „update-manager” nem végzi el az upgrad-et. Egy hangup üzenetet kapok vissza ha console alatt futtatom</text:p>
      <text:p text:style-name="P29"/>
      <text:p text:style-name="P30">Ujrakonfigurálja a letöltött csomagokat.</text:p>
      <text:p text:style-name="P21"><text:span text:style-name="Source_20_Text"><text:span text:style-name="T5">$ </text:span></text:span><text:span text:style-name="Source_20_Text"><text:span text:style-name="T18">sudo <text:s/>dpkg --configure -a</text:span></text:span></text:p>
      <text:p text:style-name="P28"/>
      <text:p text:style-name="P28">A letöltött és esetleg nem installált csomagok installálása</text:p>
      <text:p text:style-name="P21"><text:span text:style-name="Source_20_Text"><text:span text:style-name="T5">$ </text:span></text:span><text:span text:style-name="Source_20_Text"><text:span text:style-name="T18">sudo <text:s/>apt-get upgrade</text:span></text:span></text:p>
      <text:p text:style-name="P30"/>
      <text:p text:style-name="P28">Ha a rendszer nem érzékelte az legujabb verziót</text:p>
      <text:p text:style-name="P21"><text:span text:style-name="Source_20_Text"><text:span text:style-name="T5">$ </text:span></text:span><text:span text:style-name="Source_20_Text"><text:span text:style-name="T18">sudo <text:s/>apt-get -y dist-upgrade</text:span></text:span></text:p>
      <text:p text:style-name="P30"/>
      <text:p text:style-name="P30">Aztán, ha ezután sem upgrade-elődik, akkor indítsd újra az „update-manager”-t és válaszd az Upgrade gombot.</text:p>
      <text:p text:style-name="P31"/>
      <text:p text:style-name="P11">Depository kiegeszitese - <text:span text:style-name="T13">skype</text:span></text:p>
      <text:p text:style-name="P12"/>
      <text:p text:style-name="P14"/>
      <text:p text:style-name="P18"><text:span text:style-name="T10">$ </text:span><text:span text:style-name="T11">sudo add-apt-repository </text:span><text:span text:style-name="Source_20_Text"><text:span text:style-name="T7">"deb http://archive.canonical.com/ $(lsb_release -sc) partner"</text:span></text:span></text:p>
      <text:p text:style-name="P18"><text:span text:style-name="T11">$ </text:span><text:span text:style-name="T12">su</text:span><text:span text:style-name="Source_20_Text"><text:span text:style-name="T7">do apt-get update </text:span></text:span></text:p>
      <text:p text:style-name="P18"><text:span text:style-name="Source_20_Text"><text:span text:style-name="T8">$ </text:span></text:span><text:span text:style-name="Source_20_Text"><text:span text:style-name="T7">sudo apt-get install skype</text:span></text:span></text:p>
      <text:p text:style-name="P16"/>
      <text:p text:style-name="P4"/>
      <text:p text:style-name="P6"><text:span text:style-name="T14">Csomagkezelő forrásának bővitáse - </text:span><text:span text:style-name="T1">Myosodis oldal</text:span></text:p>
      <text:p text:style-name="P12"/>
      <text:p text:style-name="P14"/>
      <text:p text:style-name="P16">$ wget -q http://kheb.homelinux.org/debian/key.asc -O- | sudo apt-key add - </text:p>
      <text:p text:style-name="P16"/>
      <text:p text:style-name="P16">$ sudo wget http://khep.homelinux.org/debian/myosotis_debian_archive_source.list <text:soft-page-break/>-O /etc/apt/sources.list.d/myosotis_debian_archive_source.list </text:p>
      <text:p text:style-name="P16"/>
      <text:p text:style-name="P16">$ <text:span text:style-name="Source_20_Text"><text:span text:style-name="T21">sudo apt-get update </text:span></text:span></text:p>
      <text:p text:style-name="P16"/>
      <text:p text:style-name="P16">$<text:span text:style-name="Source_20_Text"><text:span text:style-name="T21"> (sudo apt-get install freewrl)</text:span></text:span></text:p>
      <text:p text:style-name="P16"/>
      <text:p text:style-name="P5"/>
      <text:p text:style-name="P7"><text:span text:style-name="T14">Csomagkezelő forrásának bővitáse - </text:span><text:span text:style-name="T2">Jenkins</text:span></text:p>
      <text:p text:style-name="P13"/>
      <text:p text:style-name="P15"/>
      <text:p text:style-name="P20"><text:span text:style-name="T15">$ </text:span><text:span text:style-name="Source_20_Text"><text:span text:style-name="T21">wget -q -O - https://jenkins-ci.org/debian/jenkins-ci.org.key | sudo apt-key add -</text:span></text:span></text:p>
      <text:p text:style-name="P20"/>
      <text:p text:style-name="P20"><text:span text:style-name="T15">$ </text:span><text:span text:style-name="Source_20_Text"><text:span text:style-name="T21">sudo sh -c 'echo deb http://pkg.jenkins-ci.org/debian-stable binary/ &gt; /etc/apt/sources.list.d/jenkins.list'</text:span></text:span></text:p>
      <text:p text:style-name="P19"/>
      <text:p text:style-name="P20"><text:span text:style-name="T15">$ </text:span><text:span text:style-name="Source_20_Text"><text:span text:style-name="T21">sudo apt-get update</text:span></text:span></text:p>
      <text:p text:style-name="P19"/>
      <text:p text:style-name="P20"><text:span text:style-name="T15">$ </text:span><text:span text:style-name="Source_20_Text"><text:span text:style-name="T21">sudo apt-get install jenkins</text:span></text:span></text:p>
      <text:p text:style-name="P17"/>
      <text:p text:style-name="P34"/>
      <text:p text:style-name="P2">Upgrade <text:span text:style-name="T16">a software - Jenkins</text:span></text:p>
      <text:p text:style-name="P27"/>
      <text:p text:style-name="P22"><text:span text:style-name="Source_20_Text"><text:span text:style-name="T4"/></text:span></text:p>
      <text:p text:style-name="P22"><text:span text:style-name="Source_20_Text"><text:span text:style-name="T9">sudo apt-get update</text:span></text:span></text:p>
      <text:p text:style-name="P25">sudo apt-get install jenkins</text:p>
      <text:p text:style-name="P24"><text:span text:style-name="Source_20_Text"><text:span text:style-name="T6"/></text:span></text:p>
      <text:p text:style-name="P34"/>
      <text:p text:style-name="P4"/>
      <text:p text:style-name="P8"/>
      <text:p text:style-name="P32"/>
      <text:p text:style-name="P32"/>
      <text:p text:style-name="P32"/>
      <text:p text:style-name="P32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, monospace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09-17T16:01:11</meta:creation-date>
    <dc:date>2016-12-03T09:59:26.879272192</dc:date>
    <dc:language>hu-HU</dc:language>
    <meta:editing-cycles>106</meta:editing-cycles>
    <meta:editing-duration>P1DT2H8M39S</meta:editing-duration>
    <meta:document-statistic meta:table-count="0" meta:image-count="0" meta:object-count="0" meta:page-count="2" meta:paragraph-count="39" meta:word-count="221" meta:character-count="1644" meta:non-whitespace-character-count="1454"/>
    <meta:user-defined meta:name="Info 1"/>
    <meta:user-defined meta:name="Info 2"/>
    <meta:user-defined meta:name="Info 3"/>
    <meta:user-defined meta:name="Info 4"/>
  </office:meta>
</office:document-meta>
</file>